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table:number-columns-repeated="2"/>
          <table:table-cell table:formula="of:=[.K88]+[.L88]+[.M88]" office:value-type="currency" office:currency="EUR" office:value="36.14" calcext:value-type="currency">
            <text:p>36,14 €</text:p>
          </table:table-cell>
          <table:table-cell table:formula="of:=[.O87]+[.N88]" office:value-type="currency" office:currency="EUR" office:value="4269.0899" calcext:value-type="currency">
            <text:p>4 269,09 €</text:p>
          </table:table-cell>
          <table:table-cell table:style-name="ce19" table:formula="of:=[.A88]*budgetjour-[.O88]" office:value-type="currency" office:currency="EUR" office:value="80.9101000000001" calcext:value-type="currency">
            <text:p>80,91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table:number-columns-repeated="2"/>
          <table:table-cell table:style-name="ce13" table:formula="of:=[.F88]+[.E89]" office:value-type="float" office:value="5249.31" calcext:value-type="float">
            <text:p>5249</text:p>
          </table:table-cell>
          <table:table-cell/>
          <table:table-cell table:style-name="ce13" table:formula="of:=[.H88]+[.G89]" office:value-type="float" office:value="36542" calcext:value-type="float">
            <text:p>36542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4269.0899" calcext:value-type="currency">
            <text:p>4 269,09 €</text:p>
          </table:table-cell>
          <table:table-cell table:style-name="ce19" table:formula="of:=[.A89]*budgetjour-[.O89]" office:value-type="currency" office:currency="EUR" office:value="130.9101" calcext:value-type="currency">
            <text:p>130,91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5249.31" calcext:value-type="float">
            <text:p>5249</text:p>
          </table:table-cell>
          <table:table-cell/>
          <table:table-cell table:style-name="ce13" table:formula="of:=[.H89]+[.G90]" office:value-type="float" office:value="36542" calcext:value-type="float">
            <text:p>36542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4269.0899" calcext:value-type="currency">
            <text:p>4 269,09 €</text:p>
          </table:table-cell>
          <table:table-cell table:style-name="ce19" table:formula="of:=[.A90]*budgetjour-[.O90]" office:value-type="currency" office:currency="EUR" office:value="180.9101" calcext:value-type="currency">
            <text:p>180,91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5249.31" calcext:value-type="float">
            <text:p>5249</text:p>
          </table:table-cell>
          <table:table-cell/>
          <table:table-cell table:style-name="ce13" table:formula="of:=[.H90]+[.G91]" office:value-type="float" office:value="36542" calcext:value-type="float">
            <text:p>36542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4269.0899" calcext:value-type="currency">
            <text:p>4 269,09 €</text:p>
          </table:table-cell>
          <table:table-cell table:style-name="ce19" table:formula="of:=[.A91]*budgetjour-[.O91]" office:value-type="currency" office:currency="EUR" office:value="230.9101" calcext:value-type="currency">
            <text:p>230,91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5249.31" calcext:value-type="float">
            <text:p>5249</text:p>
          </table:table-cell>
          <table:table-cell/>
          <table:table-cell table:style-name="ce13" table:formula="of:=[.H91]+[.G92]" office:value-type="float" office:value="36542" calcext:value-type="float">
            <text:p>36542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4269.0899" calcext:value-type="currency">
            <text:p>4 269,09 €</text:p>
          </table:table-cell>
          <table:table-cell table:style-name="ce19" table:formula="of:=[.A92]*budgetjour-[.O92]" office:value-type="currency" office:currency="EUR" office:value="280.9101" calcext:value-type="currency">
            <text:p>280,91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5249.31" calcext:value-type="float">
            <text:p>5249</text:p>
          </table:table-cell>
          <table:table-cell/>
          <table:table-cell table:style-name="ce13" table:formula="of:=[.H92]+[.G93]" office:value-type="float" office:value="36542" calcext:value-type="float">
            <text:p>36542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4269.0899" calcext:value-type="currency">
            <text:p>4 269,09 €</text:p>
          </table:table-cell>
          <table:table-cell table:style-name="ce19" table:formula="of:=[.A93]*budgetjour-[.O93]" office:value-type="currency" office:currency="EUR" office:value="330.9101" calcext:value-type="currency">
            <text:p>330,91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5249.31" calcext:value-type="float">
            <text:p>5249</text:p>
          </table:table-cell>
          <table:table-cell/>
          <table:table-cell table:style-name="ce13" table:formula="of:=[.H93]+[.G94]" office:value-type="float" office:value="36542" calcext:value-type="float">
            <text:p>36542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4269.0899" calcext:value-type="currency">
            <text:p>4 269,09 €</text:p>
          </table:table-cell>
          <table:table-cell table:style-name="ce19" table:formula="of:=[.A94]*budgetjour-[.O94]" office:value-type="currency" office:currency="EUR" office:value="380.9101" calcext:value-type="currency">
            <text:p>380,9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5249.31" calcext:value-type="float">
            <text:p>5249</text:p>
          </table:table-cell>
          <table:table-cell/>
          <table:table-cell table:style-name="ce13" table:formula="of:=[.H94]+[.G95]" office:value-type="float" office:value="36542" calcext:value-type="float">
            <text:p>36542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4269.0899" calcext:value-type="currency">
            <text:p>4 269,09 €</text:p>
          </table:table-cell>
          <table:table-cell table:style-name="ce19" table:formula="of:=[.A95]*budgetjour-[.O95]" office:value-type="currency" office:currency="EUR" office:value="430.9101" calcext:value-type="currency">
            <text:p>430,91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5249.31" calcext:value-type="float">
            <text:p>5249</text:p>
          </table:table-cell>
          <table:table-cell/>
          <table:table-cell table:style-name="ce13" table:formula="of:=[.H95]+[.G96]" office:value-type="float" office:value="36542" calcext:value-type="float">
            <text:p>36542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4269.0899" calcext:value-type="currency">
            <text:p>4 269,09 €</text:p>
          </table:table-cell>
          <table:table-cell table:style-name="ce19" table:formula="of:=[.A96]*budgetjour-[.O96]" office:value-type="currency" office:currency="EUR" office:value="480.9101" calcext:value-type="currency">
            <text:p>480,91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table:number-columns-repeated="6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ferry, 15h30-21h45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Tempio Pausania</text:p>
          </table:table-cell>
          <table:table-cell table:number-columns-repeated="6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21:22:22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22T15:21:13.354000000</dc:date>
    <meta:editing-duration>P63DT22H8M25S</meta:editing-duration>
    <meta:editing-cycles>151</meta:editing-cycles>
    <meta:document-statistic meta:table-count="6" meta:cell-count="1906" meta:object-count="0"/>
  </office:meta>
</office:document-meta>
</file>